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Helvetica Neue" svg:font-family="'Helvetica Neue', 'Segoe UI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6f2b9" officeooo:paragraph-rsid="0006f2b9"/>
    </style:style>
    <style:style style:name="P2" style:family="paragraph" style:parent-style-name="Standard">
      <style:text-properties officeooo:rsid="0006f2b9" officeooo:paragraph-rsid="00184545"/>
    </style:style>
    <style:style style:name="P3" style:family="paragraph" style:parent-style-name="Standard">
      <style:paragraph-properties fo:text-align="start" style:justify-single-word="false"/>
      <style:text-properties officeooo:rsid="0010b999" officeooo:paragraph-rsid="0010b999"/>
    </style:style>
    <style:style style:name="P4" style:family="paragraph" style:parent-style-name="Standard">
      <style:paragraph-properties fo:text-align="start" style:justify-single-word="false"/>
      <style:text-properties officeooo:rsid="00117fc3" officeooo:paragraph-rsid="00117fc3"/>
    </style:style>
    <style:style style:name="P5" style:family="paragraph" style:parent-style-name="Standard">
      <style:paragraph-properties fo:text-align="start" style:justify-single-word="false"/>
      <style:text-properties officeooo:rsid="00130553" officeooo:paragraph-rsid="00130553"/>
    </style:style>
    <style:style style:name="P6" style:family="paragraph" style:parent-style-name="Standard">
      <style:text-properties officeooo:rsid="00184545" officeooo:paragraph-rsid="00184545"/>
    </style:style>
    <style:style style:name="P7" style:family="paragraph" style:parent-style-name="Standard">
      <style:text-properties officeooo:rsid="00184545" officeooo:paragraph-rsid="00184545"/>
    </style:style>
    <style:style style:name="P8" style:family="paragraph" style:parent-style-name="Standard" style:list-style-name="L1">
      <style:text-properties officeooo:rsid="00094a0f" officeooo:paragraph-rsid="00094a0f"/>
    </style:style>
    <style:style style:name="P9" style:family="paragraph" style:parent-style-name="Standard" style:list-style-name="L1">
      <style:text-properties officeooo:rsid="000a5232" officeooo:paragraph-rsid="000a5232"/>
    </style:style>
    <style:style style:name="P10" style:family="paragraph" style:parent-style-name="Standard" style:list-style-name="L1">
      <style:text-properties officeooo:rsid="000a5232" officeooo:paragraph-rsid="001d8ecf"/>
    </style:style>
    <style:style style:name="P11" style:family="paragraph" style:parent-style-name="Standard" style:list-style-name="L1">
      <style:text-properties officeooo:rsid="000a5232" officeooo:paragraph-rsid="001f897a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0a5232" officeooo:paragraph-rsid="000a5232"/>
    </style:style>
    <style:style style:name="P13" style:family="paragraph" style:parent-style-name="Standard">
      <style:paragraph-properties fo:text-align="start" style:justify-single-word="false"/>
      <style:text-properties officeooo:rsid="000a5232" officeooo:paragraph-rsid="000a5232"/>
    </style:style>
    <style:style style:name="P14" style:family="paragraph" style:parent-style-name="Standard">
      <style:text-properties officeooo:rsid="000a5232" officeooo:paragraph-rsid="000a5232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0a5232"/>
    </style:style>
    <style:style style:name="P16" style:family="paragraph" style:parent-style-name="Standard" style:list-style-name="L1">
      <style:text-properties officeooo:rsid="000a5232" officeooo:paragraph-rsid="000a5232" fo:background-color="#fff200"/>
    </style:style>
    <style:style style:name="P17" style:family="paragraph" style:parent-style-name="Standard" style:list-style-name="L1">
      <style:text-properties officeooo:rsid="00094a0f" officeooo:paragraph-rsid="00094a0f" fo:background-color="#fff200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094a0f" officeooo:paragraph-rsid="00094a0f" fo:background-color="#fff200"/>
    </style:style>
    <style:style style:name="P19" style:family="paragraph" style:parent-style-name="Standard">
      <style:text-properties officeooo:rsid="0006f2b9" officeooo:paragraph-rsid="0006f2b9"/>
    </style:style>
    <style:style style:name="P20" style:family="paragraph" style:parent-style-name="Standard">
      <style:text-properties officeooo:rsid="0006f2b9" officeooo:paragraph-rsid="001b98cb"/>
    </style:style>
    <style:style style:name="P21" style:family="paragraph" style:parent-style-name="Standard" style:list-style-name="L1">
      <style:text-properties officeooo:rsid="001d8ecf" officeooo:paragraph-rsid="001d8ecf"/>
    </style:style>
    <style:style style:name="P22" style:family="paragraph" style:parent-style-name="Standard">
      <style:text-properties officeooo:rsid="001d8ecf" officeooo:paragraph-rsid="001d8ecf"/>
    </style:style>
    <style:style style:name="T1" style:family="text">
      <style:text-properties officeooo:rsid="000a5232"/>
    </style:style>
    <style:style style:name="T2" style:family="text">
      <style:text-properties officeooo:rsid="00117fc3"/>
    </style:style>
    <style:style style:name="T3" style:family="text">
      <style:text-properties officeooo:rsid="00130553"/>
    </style:style>
    <style:style style:name="T4" style:family="text">
      <style:text-properties officeooo:rsid="00184545"/>
    </style:style>
    <style:style style:name="T5" style:family="text">
      <style:text-properties fo:background-color="#ffffff" loext:char-shading-value="0"/>
    </style:style>
    <style:style style:name="T6" style:family="text">
      <style:text-properties officeooo:rsid="001b98cb" fo:background-color="#ffffff" loext:char-shading-value="0"/>
    </style:style>
    <style:style style:name="T7" style:family="text">
      <style:text-properties fo:font-variant="normal" fo:text-transform="none" fo:color="#000000" style:font-name="Helvetica Neue" fo:font-size="12pt" fo:letter-spacing="normal" fo:font-style="normal" fo:font-weight="normal"/>
    </style:style>
    <style:style style:name="T8" style:family="text">
      <style:text-properties officeooo:rsid="001d8ecf"/>
    </style:style>
    <style:style style:name="T9" style:family="text">
      <style:text-properties officeooo:rsid="001fa48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k Rozjebalam moja inzynierke:</text:p>
      <text:p text:style-name="P1">1. blokady</text:p>
      <text:p text:style-name="P1">- backend – odebrac zapytanie</text:p>
      <text:p text:style-name="P1">- backend- zwrocic dane dla konkretnego usera</text:p>
      <text:p text:style-name="P1">- frontend – podpiac dane do wykresow, tabelek</text:p>
      <text:p text:style-name="P1">- back -ront : dodwanie kategori, danych, usuwanie</text:p>
      <text:p text:style-name="P2">- <text:span text:style-name="T4">potrzebuje jeszcze panelu: [wykres, SAVINGS, -- goal , monthly],</text:span></text:p>
      <text:p text:style-name="P6">[ amount to achive big goal np. 20 tysi auto, ile mi jeszcze brakuje do niego --- bar/line]</text:p>
      <text:p text:style-name="P6">[templatka add big goal, chose cantegory, chose amount, -- progres proent BAR, [delted]]</text:p>
      <text:p text:style-name="P1"/>
      <text:p text:style-name="P1">2. Co jest mile widziane</text:p>
      <text:p text:style-name="P1">- panel uzytkownika, zmian hasla, emila , kolorow dla kategori</text:p>
      <text:p text:style-name="P1">- dialog modal – czy na pewno chcesz usunac</text:p>
      <text:p text:style-name="P1"/>
      <text:p text:style-name="P1">3. Praca dyplomowa</text:p>
      <text:p text:style-name="P20"><text:span text:style-name="T7"><text:s/>a do tych drugich typowe wydajność, dostęp itp</text:span></text:p>
      <text:p text:style-name="P20"><text:span text:style-name="T7"/></text:p>
      <text:p text:style-name="P20"><text:span text:style-name="T7"><text:s/>Krótki rozdział poświęcony wyborów technologi które chce zastosować, kilka słów, akapity/podróż działy, ująć zalety i może wady, do czego służy, ale krótko.</text:span></text:p>
      <text:p text:style-name="P20"><text:span text:style-name="T7"><text:s/>Można napisać że myśleliśmy nad innymi technologiami </text:span></text:p>
      <text:p text:style-name="P20"><text:span text:style-name="T7"/></text:p>
      <text:p text:style-name="P20"><text:span text:style-name="T7">Opis implementacji - krótka charakterystyka obrazu całości struktury, jak to jest zbudowane.</text:span></text:p>
      <text:p text:style-name="P20"><text:span text:style-name="T7"><text:s/>Potem poszczególne części charakteryzować. </text:span></text:p>
      <text:p text:style-name="P20"><text:span text:style-name="T7">Np baza, serwer, klient. Tabela taka i taka służy do przechowywania... </text:span></text:p>
      <text:p text:style-name="P20"><text:span text:style-name="T7"/></text:p>
      <text:p text:style-name="P20"><text:span text:style-name="T7">Opis aplikacji - instrukcja obsługi, główny ekran aplikacji i co potem użytkownik może robić, zrzuty ekranu </text:span></text:p>
      <text:p text:style-name="P20"><text:span text:style-name="T7"/></text:p>
      <text:p text:style-name="P20"><text:span text:style-name="T7">Podsumowanie pracy - co zostało zrobione, jak dalej taka aplikacja mogłaby byc rozwijana - tylko nie za dużo xD </text:span></text:p>
      <text:p text:style-name="P20"><text:span text:style-name="T7"/></text:p>
      <text:p text:style-name="P20"><text:span text:style-name="T7">bibliografia musi być, numeruję się i w odwołaniu podaję się numer pozycji. Do stron internetowych - adres i data ostatniego dostępu.</text:span></text:p>
      <text:p text:style-name="P20"><text:span text:style-name="T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pis tresci</text:p>
      <text:p text:style-name="P1"/>
      <text:list xml:id="list1525731291" text:style-name="L1">
        <text:list-item>
          <text:p text:style-name="P17">Wstep<text:tab/></text:p>
          <text:list>
            <text:list-item>
              <text:p text:style-name="P18">opis problemu </text:p>
              <text:list>
                <text:list-header>
                  <text:p text:style-name="P18">wstep historia inspiracja <text:s/></text:p>
                </text:list-header>
              </text:list>
            </text:list-item>
            <text:list-item>
              <text:p text:style-name="P18">cel pracy : wyponanie prostej aplikacji internetowe </text:p>
            </text:list-item>
          </text:list>
        </text:list-item>
        <text:list-item>
          <text:p text:style-name="P17">Sposoby oszczedzania pieniedzy</text:p>
        </text:list-item>
        <text:list-item>
          <text:p text:style-name="P8">Aplikacja webowa </text:p>
          <text:p text:style-name="P21">3.1 Opis implementacji</text:p>
          <text:list>
            <text:list-item>
              <text:list>
                <text:list-item>
                  <text:p text:style-name="P16">wymagania funkcjonalne<text:span text:style-name="T5"> </text:span><text:span text:style-name="T6">i niefunkcjonalne(wydajnosc, dostep)</text:span></text:p>
                </text:list-item>
                <text:list-item>
                  <text:p text:style-name="P9"><text:span text:style-name="T9">technlogie</text:span> </text:p>
                </text:list-item>
                <text:list-item>
                  <text:p text:style-name="P9">architektura aplikacji</text:p>
                  <text:list>
                    <text:list-item>
                      <text:p text:style-name="P9">diagram bazy danych </text:p>
                    </text:list-item>
                    <text:list-item>
                      <text:p text:style-name="P9">komunikacja frontent serwer</text:p>
                    </text:list-item>
                    <text:list-item>
                      <text:p text:style-name="P9">prezentacja danych, widoki uzytkownika </text:p>
                    </text:list-item>
                  </text:list>
                </text:list-item>
                <text:list-item>
                  <text:p text:style-name="P10">testy aplikacji – opis <text:s/>PO NAPISANIU APLI </text:p>
                </text:list-item>
              </text:list>
            </text:list-item>
          </text:list>
        </text:list-item>
      </text:list>
      <text:p text:style-name="P22"><text:tab/>3.2 Opis aplikacji</text:p>
      <text:list xml:id="list1520169726561" text:continue-numbering="true" text:style-name="L1">
        <text:list-item>
          <text:p text:style-name="P8">Testy funkcjonalne <text:span text:style-name="T1">NA KONIEC</text:span></text:p>
        </text:list-item>
        <text:list-item>
          <text:p text:style-name="P8">Podsumowanie </text:p>
          <text:list>
            <text:list-item>
              <text:p text:style-name="P12">co zosto zrobione, czy cel pracy jest speniony : NA KONIEC</text:p>
            </text:list-item>
            <text:list-item>
              <text:p text:style-name="P12">dalsze plany rozwoju aplikacji : TO DO</text:p>
            </text:list-item>
          </text:list>
        </text:list-item>
        <text:list-item>
          <text:p text:style-name="P11">Bibliografia : <text:tab/>ROBISZ W MIARE PISANIA <text:s/></text:p>
        </text:list-item>
      </text:list>
      <text:p text:style-name="P14"/>
      <text:list xml:id="list1521851994555" text:continue-numbering="true" text:style-name="L1">
        <text:list-item>
          <text:list>
            <text:list-header>
              <text:p text:style-name="P15"/>
            </text:list-header>
          </text:list>
        </text:list-item>
      </text:list>
      <text:p text:style-name="P13"/>
      <text:p text:style-name="P3">DO promotora: </text:p>
      <text:p text:style-name="P3"/>
      <text:p text:style-name="P3">Pisze do Pana w sprawie pracy inzynierskiej. W zaczniku przesyam plan cze<text:span text:style-name="T2">ci teorertycznej. Prosze <text:s/>odpisa czy jest on ok. <text:s/></text:span></text:p>
      <text:p text:style-name="P4"/>
      <text:p text:style-name="P4">Aplikacja ktora pisze to budzet domowy. W kolejnym zalaczniku opis i cel pracy. <text:span text:style-name="T3">Prosiabym o zatwierdzenie ze ok. </text:span></text:p>
      <text:p text:style-name="P3"/>
      <text:p text:style-name="P3"><text:span text:style-name="T3">Zalezy mi zeby spotkac sie z Panem w pierwszym tygodniach stycznia. Prosze zaproponowac jakas date</text:span> ? Co powinnam miec <text:span text:style-name="T3">na konsultacje juz gotowe </text:span><text:s/>? </text:p>
      <text:p text:style-name="P3"/>
      <text:p text:style-name="P5">Pozdrawiam</text:p>
      <text:p text:style-name="P5">Liczne na szybko odpowiedz zycze spokojnyc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Helvetica Neue" svg:font-family="'Helvetica Neue', 'Segoe UI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6:55:08.557063543</meta:creation-date>
    <dc:date>2018-12-26T00:14:43.588521971</dc:date>
    <meta:editing-duration>PT2H19M54S</meta:editing-duration>
    <meta:editing-cycles>12</meta:editing-cycles>
    <meta:generator>LibreOffice/5.4.7.2$Linux_X86_64 LibreOffice_project/40$Build-2</meta:generator>
    <meta:document-statistic meta:table-count="0" meta:image-count="0" meta:object-count="0" meta:page-count="2" meta:paragraph-count="49" meta:word-count="385" meta:character-count="2502" meta:non-whitespace-character-count="2147"/>
  </office:meta>
</office:document-meta>
</file>